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ScriptEngineFactory.getLanguag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RhinoScriptEngin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hinoScriptEngin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Scrip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Parameter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hinoScriptEngineFactory.getEngin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Engin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Langu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ScriptEngineFactory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